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s that it" svg:font-family="'ws that it'"/>
    <style:font-face style:name="Liberation SerifLiberation Mono" svg:font-family="'Liberation SerifLiberation Mono'"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4007in" table:align="left"/>
    </style:style>
    <style:style style:name="Table1.A" style:family="table-column">
      <style:table-column-properties style:column-width="0.5458in"/>
    </style:style>
    <style:style style:name="Table1.B" style:family="table-column">
      <style:table-column-properties style:column-width="4.854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0743in"/>
    </style:style>
    <style:style style:name="Table2.B" style:family="table-column">
      <style:table-column-properties style:column-width="5.8507in"/>
    </style:style>
    <style:style style:name="Table2.A1" style:family="table-cell">
      <style:table-cell-properties style:vertical-align="middle" fo:padding="0.0194in"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officeooo:paragraph-rsid="0020c3e0"/>
    </style:style>
    <style:style style:name="P3" style:family="paragraph" style:parent-style-name="Standard">
      <style:text-properties officeooo:paragraph-rsid="00228e15"/>
    </style:style>
    <style:style style:name="P4" style:family="paragraph" style:parent-style-name="Text_20_body">
      <style:paragraph-properties fo:margin-top="0in" fo:margin-bottom="0.1965in"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able_20_Heading">
      <style:paragraph-properties fo:text-align="start" style:justify-single-word="false"/>
    </style:style>
    <style:style style:name="P8" style:family="paragraph" style:parent-style-name="Table_20_Contents">
      <style:paragraph-properties fo:text-align="start" style:justify-single-word="false"/>
    </style:style>
    <style:style style:name="P9" style:family="paragraph" style:parent-style-name="Preformatted_20_Text">
      <style:text-properties fo:color="#cc0000"/>
    </style:style>
    <style:style style:name="P10" style:family="paragraph" style:parent-style-name="Preformatted_20_Text">
      <style:paragraph-properties fo:margin-top="0in" fo:margin-bottom="0.1965in" loext:contextual-spacing="false"/>
    </style:style>
    <style:style style:name="P11" style:family="paragraph" style:parent-style-name="Preformatted_20_Text">
      <style:paragraph-properties fo:margin-top="0in" fo:margin-bottom="0.1965in" loext:contextual-spacing="false"/>
      <style:text-properties officeooo:paragraph-rsid="0020c3e0"/>
    </style:style>
    <style:style style:name="P12" style:family="paragraph" style:parent-style-name="Preformatted_20_Text">
      <style:paragraph-properties fo:margin-top="0in" fo:margin-bottom="0.1965in" loext:contextual-spacing="false"/>
      <style:text-properties officeooo:paragraph-rsid="00228e15"/>
    </style:style>
    <style:style style:name="P13" style:family="paragraph" style:parent-style-name="Preformatted_20_Text">
      <style:paragraph-properties fo:margin-top="0in" fo:margin-bottom="0.1965in" loext:contextual-spacing="false"/>
      <style:text-properties officeooo:paragraph-rsid="0023c4c3"/>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color="#002342" fo:font-size="12pt" style:text-underline-style="solid" style:text-underline-width="auto" style:text-underline-color="font-color" style:font-size-asian="12pt" style:font-size-complex="12pt"/>
    </style:style>
    <style:style style:name="T4" style:family="text">
      <style:text-properties fo:color="#002342" fo:font-size="12pt" style:font-size-asian="12pt" style:font-size-complex="12pt"/>
    </style:style>
    <style:style style:name="T5" style:family="text">
      <style:text-properties officeooo:rsid="0020c3e0"/>
    </style:style>
    <style:style style:name="T6" style:family="text">
      <style:text-properties style:font-name="Liberation Serif"/>
    </style:style>
    <style:style style:name="T7" style:family="text">
      <style:text-properties style:font-name="Liberation Serif" fo:font-size="12pt" style:font-size-asian="12pt" style:font-size-complex="12pt"/>
    </style:style>
    <style:style style:name="T8" style:family="text">
      <style:text-properties fo:color="#cc0000"/>
    </style:style>
    <style:style style:name="T9" style:family="text">
      <style:text-properties style:font-name="Liberation SerifLiberation Mono"/>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text:span text:style-name="T1"><text:tab/><text:tab/><text:tab/></text:span><text:span text:style-name="Source_20_Text"><text:span text:style-name="T2">$ git config -h <text:s text:c="5"/>$ git config –help</text:span></text:span></text:p>
      <text:p text:style-name="P12"><text:span text:style-name="Source_20_Text"><text:span text:style-name="T2"><text:tab/><text:tab/><text:tab/>$ nano mars.txt <text:s text:c="5"/></text:span></text:span><text:span text:style-name="Source_20_Text">$ cat mars.txt</text:span></text:p>
      <text:p text:style-name="P12"><text:span text:style-name="Source_20_Text"><text:tab/><text:tab/><text:tab/>http://swcarpentry.github.io/git-novice/</text:span></text:p>
      <text:p text:style-name="P3">When we use Git on a new computer for the first time, we need to configure a few things. Below are a few examples of configurations we will set as we get started with Git:</text:p>
      <text:p text:style-name="Standard"/>
      <text:p text:style-name="Preformatted_20_Text"><text:span text:style-name="Source_20_Text">$ git config --global user.name "Vlad Dracula"</text:span></text:p>
      <text:p text:style-name="P10"><text:span text:style-name="Source_20_Text">$ git config --global user.email "vlad@tran.sylvan.ia"</text:span></text:p>
      <table:table table:name="Table1" table:style-name="Table1">
        <table:table-column table:style-name="Table1.A"/>
        <table:table-column table:style-name="Table1.B"/>
        <table:table-header-rows>
          <table:table-row>
            <table:table-cell table:style-name="Table1.A1" office:value-type="string">
              <text:p text:style-name="P7">Editor</text:p>
            </table:table-cell>
            <table:table-cell table:style-name="Table1.A1" office:value-type="string">
              <text:p text:style-name="P7">Configuration command</text:p>
            </table:table-cell>
          </table:table-row>
        </table:table-header-rows>
        <table:table-row>
          <table:table-cell table:style-name="Table1.A1" office:value-type="string">
            <text:p text:style-name="P8">nano</text:p>
          </table:table-cell>
          <table:table-cell table:style-name="Table1.A1" office:value-type="string">
            <text:p text:style-name="P8"><text:span text:style-name="Source_20_Text">$ git config --global core.editor "nano -w"</text:span></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8">Kate (Linux)</text:p>
          </table:table-cell>
          <table:table-cell table:style-name="Table2.A1" office:value-type="string">
            <text:p text:style-name="P8"><text:span text:style-name="Source_20_Text">$ git config --global core.editor "kate"</text:span></text:p>
          </table:table-cell>
        </table:table-row>
        <table:table-row>
          <table:table-cell table:style-name="Table2.A1" office:value-type="string">
            <text:p text:style-name="P8">Gedit (Linux)</text:p>
          </table:table-cell>
          <table:table-cell table:style-name="Table2.A1" office:value-type="string">
            <text:p text:style-name="P8"><text:span text:style-name="Source_20_Text">$ git config --global core.editor "gedit --wait --new-window"</text:span></text:p>
          </table:table-cell>
        </table:table-row>
        <table:table-row>
          <table:table-cell table:style-name="Table2.A1" office:value-type="string">
            <text:p text:style-name="P8">Scratch (Linux)</text:p>
          </table:table-cell>
          <table:table-cell table:style-name="Table2.A1" office:value-type="string">
            <text:p text:style-name="P8"><text:span text:style-name="Source_20_Text">$ git config --global core.editor "scratch-text-editor"</text:span></text:p>
          </table:table-cell>
        </table:table-row>
        <table:table-row>
          <table:table-cell table:style-name="Table2.A1" office:value-type="string">
            <text:p text:style-name="P8">Emacs</text:p>
          </table:table-cell>
          <table:table-cell table:style-name="Table2.A1" office:value-type="string">
            <text:p text:style-name="P8"><text:span text:style-name="Source_20_Text">$ git config --global core.editor "emacs"</text:span></text:p>
          </table:table-cell>
        </table:table-row>
        <table:table-row>
          <table:table-cell table:style-name="Table2.A1" office:value-type="string">
            <text:p text:style-name="P8">Vim</text:p>
          </table:table-cell>
          <table:table-cell table:style-name="Table2.A1" office:value-type="string">
            <text:p text:style-name="P8"><text:span text:style-name="Source_20_Text">$ git config --global core.editor "vim</text:span></text:p>
          </table:table-cell>
        </table:table-row>
      </table:table>
      <text:p text:style-name="Standard"/>
      <text:p text:style-name="Text_20_body">You can check your settings at any time:</text:p>
      <text:p text:style-name="P10"><text:span text:style-name="Source_20_Text">$ git config –list</text:span></text:p>
      <text:p text:style-name="P10"><text:span text:style-name="Source_20_Text"><text:tab/><text:tab/><text:tab/><text:tab/><text:tab/></text:span><text:span text:style-name="Source_20_Text"><text:span text:style-name="T3">Creating a Repository</text:span></text:span></text:p>
      <text:p text:style-name="P2"><text:span text:style-name="T5">To</text:span> create a repository that includes subdirectories and their files—there is no need to create separate repositories </text:p>
      <text:p text:style-name="P11"><text:span text:style-name="Source_20_Text">$ git init</text:span></text:p>
      <text:p text:style-name="P10"><text:span text:style-name="Source_20_Text">we add the -a flag to show everything, </text:span><text:span text:style-name="Source_20_Text"><text:span text:style-name="T5">ls -a</text:span></text:span></text:p>
      <text:p text:style-name="Standard"><text:span text:style-name="Source_20_Text"><text:span text:style-name="T6">We can check that everything is set up correctly by asking Git to tell us the status of our project:</text:span></text:span></text:p>
      <text:p text:style-name="P10"><text:span text:style-name="Source_20_Text">$ git status</text:span></text:p>
      <text:p text:style-name="Preformatted_20_Text"><text:span text:style-name="Source_20_Text"><text:span text:style-name="T8">On branch master</text:span></text:span></text:p>
      <text:p text:style-name="P9"/>
      <text:p text:style-name="Preformatted_20_Text"><text:span text:style-name="Source_20_Text"><text:span text:style-name="T8">Initial commit</text:span></text:span></text:p>
      <text:p text:style-name="P9"/>
      <text:p text:style-name="Preformatted_20_Text"><text:span text:style-name="Source_20_Text"><text:span text:style-name="T8">Untracked files:</text:span></text:span></text:p>
      <text:p text:style-name="Preformatted_20_Text"><text:span text:style-name="Source_20_Text"><text:span text:style-name="T8"><text:s text:c="3"/>(use "git add &lt;file&gt;..." to include in what will be committed)</text:span></text:span></text:p>
      <text:p text:style-name="P9"/>
      <text:p text:style-name="Preformatted_20_Text"><text:span text:style-name="Source_20_Text"><text:span text:style-name="T8"><text:s text:c="8"/>mars.txt</text:span></text:span></text:p>
      <text:p text:style-name="P10"><text:span text:style-name="Source_20_Text"><text:span text:style-name="T8">nothing added to commit but untracked files present (use "git add" to track)</text:span></text:span></text:p>
      <text:p text:style-name="Standard"><text:span text:style-name="T6">The “untracked files” message means that there’s a file in the directory that Git isn’t keeping track of. We can tell Git to track a file using </text:span><text:span text:style-name="Source_20_Text"><text:span text:style-name="T6">git add</text:span></text:span><text:span text:style-name="T6">:</text:span></text:p>
      <text:p text:style-name="P10"><text:span text:style-name="Source_20_Text">$ git add mars.txt</text:span></text:p>
      <text:p text:style-name="Standard"><text:soft-page-break/><text:span text:style-name="T6">Git now knows that it’s supposed to keep track of </text:span><text:span text:style-name="Source_20_Text"><text:span text:style-name="T6">mars.txt</text:span></text:span><text:span text:style-name="T6">, but it hasn’t recorded these changes as a commit yet. To get it to do that, we need to run one more command:</text:span></text:p>
      <text:p text:style-name="P10"><text:span text:style-name="Source_20_Text">$ git commit -m "Start notes on Mars as a base"</text:span></text:p>
      <text:p text:style-name="Standard"><text:span text:style-name="Source_20_Text"><text:span text:style-name="T6">If we want to know what we’ve done recently, we can ask Git to show us the project’s history using:</text:span></text:span></text:p>
      <text:p text:style-name="P10"><text:span text:style-name="Source_20_Text">$ git log</text:span></text:p>
      <text:p text:style-name="P10"><text:span text:style-name="Source_20_Text"><text:tab/><text:tab/><text:tab/><text:tab/></text:span><text:span text:style-name="Source_20_Text"><text:span text:style-name="T3">Exploring History</text:span></text:span></text:p>
      <text:p text:style-name="Standard"><text:span text:style-name="Source_20_Text"><text:span text:style-name="T6">This shows us the differences between the current state of the file and the most recently saved version:</text:span></text:span></text:p>
      <text:p text:style-name="Standard"><text:span text:style-name="Source_20_Text"><text:span text:style-name="T6">$ git diff</text:span></text:span></text:p>
      <text:p text:style-name="Standard"><text:span text:style-name="Source_20_Text"><text:span text:style-name="T6">$ git diff HEAD mars.txt</text:span></text:span></text:p>
      <text:p text:style-name="Standard"><text:span text:style-name="Source_20_Text"><text:span text:style-name="T6">$ git diff HEAD~1 mars.txt</text:span></text:span></text:p>
      <text:p text:style-name="Standard"><text:span text:style-name="Source_20_Text"><text:span text:style-name="T6">$ git diff f22b25e3233b4645dabd0d81e651fe074bd8e73b mars.txt</text:span></text:span></text:p>
      <text:p text:style-name="Standard"><text:span text:style-name="Source_20_Text"><text:span text:style-name="T6"/></text:span></text:p>
      <text:p text:style-name="P13"><text:span text:style-name="Source_20_Text"/></text:p>
      <text:p text:style-name="Standard"><text:span text:style-name="Source_20_Text"><text:span text:style-name="T6">git checkout checks out (i.e., restores) an old version of a file. In this case, we’re telling Git that we want to recover the version of the file recorded in HEAD, which is the last saved commit. If we want to go back even further, we can use a commit identifier instead:</text:span></text:span></text:p>
      <text:p text:style-name="Standard"><text:span text:style-name="Source_20_Text"><text:span text:style-name="T6">$ git checkout f22b25e mars.txt</text:span></text:span></text:p>
      <text:p text:style-name="Standard"><text:span text:style-name="Source_20_Text"><text:span text:style-name="T6"/></text:span></text:p>
      <text:p text:style-name="Preformatted_20_Text"><text:span text:style-name="Source_20_Text"><text:tab/><text:tab/><text:tab/><text:tab/></text:span><text:span text:style-name="Source_20_Text"><text:span text:style-name="T3">Remotes in GitHub</text:span></text:span></text:p>
      <text:p text:style-name="Standard"><text:span text:style-name="Source_20_Text"><text:span text:style-name="T6"/></text:span></text:p>
      <text:p text:style-name="Standard"><text:span text:style-name="Source_20_Text"><text:span text:style-name="T6">Copy that URL from the browser, go into the local planets repository, and run this command:</text:span></text:span></text:p>
      <text:p text:style-name="P10"><text:span text:style-name="Source_20_Text">$ git remote add origin </text:span><text:a xlink:type="simple" xlink:href="https://github.com/vlad/planets.git" text:style-name="Internet_20_link" text:visited-style-name="Visited_20_Internet_20_Link"><text:span text:style-name="Source_20_Text">https://github.com/vlad/planets.git</text:span></text:a></text:p>
      <text:p text:style-name="Standard"><text:span text:style-name="Source_20_Text"><text:span text:style-name="T6">We can check that the command has worked by running git remote -v:</text:span></text:span></text:p>
      <text:p text:style-name="Standard"><text:span text:style-name="Source_20_Text"><text:span text:style-name="T7">$ git remote -v</text:span></text:span></text:p>
      <text:p text:style-name="Standard"><text:span text:style-name="Source_20_Text"><text:span text:style-name="T7"/></text:span></text:p>
      <text:p text:style-name="P10"><text:span text:style-name="Source_20_Text"><text:span text:style-name="T7">$ git push origin master</text:span></text:span></text:p>
      <text:p text:style-name="P4"><text:span text:style-name="Source_20_Text"><text:span text:style-name="T7">We can pull changes from the remote repository to the local one as well:</text:span></text:span></text:p>
      <text:p text:style-name="P10"><text:span text:style-name="Source_20_Text">$ git pull origin master</text:span></text:p>
      <text:list xml:id="list3690051765" text:style-name="L1">
        <text:list-item>
          <text:p text:style-name="P5"><text:span text:style-name="Source_20_Text"><text:span text:style-name="T1">git push</text:span></text:span><text:span text:style-name="Source_20_Text"><text:span text:style-name="T7"> copies changes from a local repository to a remote repository.</text:span></text:span></text:p>
        </text:list-item>
      </text:list>
      <text:list xml:id="list343629345" text:style-name="L2">
        <text:list-item>
          <text:p text:style-name="P6"><text:span text:style-name="Source_20_Text">git pull</text:span> copies changes from a remote repository to a local repository.</text:p>
        </text:list-item>
      </text:list>
      <text:p text:style-name="Standard"><text:span text:style-name="Source_20_Text"><text:span text:style-name="T7"/></text:span></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s that it" svg:font-family="'ws that it'"/>
    <style:font-face style:name="Liberation SerifLiberation Mono" svg:font-family="'Liberation SerifLiberation Mono'"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3:44:45.432747093</meta:creation-date>
    <dc:date>2018-09-03T14:25:27.074574354</dc:date>
    <meta:editing-duration>PT29M19S</meta:editing-duration>
    <meta:editing-cycles>13</meta:editing-cycles>
    <meta:generator>LibreOffice/6.0.6.2$Linux_X86_64 LibreOffice_project/00$Build-2</meta:generator>
    <meta:document-statistic meta:table-count="2" meta:image-count="0" meta:object-count="0" meta:page-count="2" meta:paragraph-count="58" meta:word-count="513" meta:character-count="2878" meta:non-whitespace-character-count="2392"/>
  </office:meta>
</office:document-meta>
</file>